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LEJANDRO GARCIA RUCAVADO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NIBAL ISIDRO PORTUGUEZ QUIROS</text:p>
          </table:table-cell>
          <table:table-cell table:number-columns-repeated="5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NTONY RODRIGUEZ ZUÑIGA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RAINER HERRERA GONZAL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NDRE QUIROZ POLAN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DANIEL SOTO GONZALE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GO FRANCISCO CANALES MO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LAN GIOVANNY LEANDRO VALVERD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SON MURILLO RIO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 ALBERTO VARGAS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FRANCINI MARGARITA BRENES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SSELLE VANESSA HERNANDEZ RICHMOND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FET STIR SABALLOS MARCHEN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ANTONIO ZUÑIGA TORRE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DANIEL VARGAS RODRIGU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RICARDO FONSECA LI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 VALENZUELA QUESAD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IGNACIO CHAVES WONG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FRANCISCO LOBO ZELED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GEOVANNY GUERRERO ARGUED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A FRANSUA HIDALGO QUIRO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FERNANDO RODRIGUEZ ARI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GUILLERMO QUESADA VALVERD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 FELIPE UMAÑA REVUE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IEL SABRINA ELIZONDO MOR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URICIO DE JESUS CHAVES ARGUEDAS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NTSERRAT HERNANDEZ HERNAN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DALIZ NAZARETH BRAVO MEN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BLO DAVID CORDERO BERMU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NULFO FABRICIO LEON GAMBO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XINY ANDREA GUEVARA QUESADA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SERGIO DENIS CHAVARRIA ZUÑIG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OTCHIL DANIELA ROJAS FERNAN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MIN DAYANE ORTEGA AGUILA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ENDRI MARIA ROJAS ZAMOR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9:39:51.670780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6T22:10:25.710828035</dc:date>
    <meta:editing-duration>PT4H29M6S</meta:editing-duration>
    <meta:editing-cycles>5</meta:editing-cycles>
    <meta:generator>LibreOffice/6.4.4.2$Linux_X86_64 LibreOffice_project/40$Build-2</meta:generator>
    <meta:document-statistic meta:table-count="1" meta:cell-count="74" meta:object-count="0"/>
  </office:meta>
</office:document-meta>
</file>